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Open Sans Extrabold" svg:font-family="'Open Sans Extrabol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LinuxServicesT" style:family="table">
      <style:table-properties style:width="17.586cm" table:align="left"/>
    </style:style>
    <style:style style:name="LinuxServicesT.A" style:family="table-column">
      <style:table-column-properties style:column-width="5.203cm"/>
    </style:style>
    <style:style style:name="LinuxServicesT.B" style:family="table-column">
      <style:table-column-properties style:column-width="12.383cm"/>
    </style:style>
    <style:style style:name="LinuxServicesT.A1" style:family="table-cell">
      <style:table-cell-properties fo:padding="0.097cm" fo:border-left="0.05pt solid #000000" fo:border-right="none" fo:border-top="0.05pt solid #000000" fo:border-bottom="0.05pt solid #000000"/>
    </style:style>
    <style:style style:name="LinuxServicesT.B1" style:family="table-cell">
      <style:table-cell-properties fo:padding="0.097cm" fo:border="0.05pt solid #000000"/>
    </style:style>
    <style:style style:name="LinuxServicesT.A2" style:family="table-cell">
      <style:table-cell-properties fo:padding="0.097cm" fo:border-left="0.05pt solid #000000" fo:border-right="none" fo:border-top="none" fo:border-bottom="0.05pt solid #000000"/>
    </style:style>
    <style:style style:name="LinuxServicesT.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1598" officeooo:paragraph-rsid="000e1598"/>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0128bfd" officeooo:paragraph-rsid="00128bfd" style:font-size-asian="10pt" style:font-size-complex="10pt"/>
    </style:style>
    <style:style style:name="P4" style:family="paragraph" style:parent-style-name="Table_20_Contents">
      <style:text-properties fo:font-size="10pt" officeooo:rsid="0017dd72" officeooo:paragraph-rsid="0017dd72" style:font-size-asian="10pt" style:font-size-complex="10pt"/>
    </style:style>
    <style:style style:name="P5" style:family="paragraph" style:parent-style-name="Table_20_Contents">
      <style:text-properties fo:font-size="10pt" officeooo:rsid="0019eb56" officeooo:paragraph-rsid="0019eb56" style:font-size-asian="10pt" style:font-size-complex="10pt"/>
    </style:style>
    <style:style style:name="P6" style:family="paragraph" style:parent-style-name="Table_20_Contents">
      <style:text-properties fo:font-size="10pt" officeooo:rsid="001a73bc" officeooo:paragraph-rsid="001a73bc" style:font-size-asian="10pt" style:font-size-complex="10pt"/>
    </style:style>
    <style:style style:name="P7" style:family="paragraph" style:parent-style-name="Table_20_Contents">
      <style:text-properties fo:font-size="10pt" officeooo:rsid="001d909f" officeooo:paragraph-rsid="001d909f" style:font-size-asian="10pt" style:font-size-complex="10pt"/>
    </style:style>
    <style:style style:name="P8" style:family="paragraph" style:parent-style-name="Table_20_Contents">
      <style:text-properties fo:font-size="10pt" officeooo:rsid="001f3cae" officeooo:paragraph-rsid="001f3cae" style:font-size-asian="10pt" style:font-size-complex="10pt"/>
    </style:style>
    <style:style style:name="P9" style:family="paragraph" style:parent-style-name="Table_20_Contents">
      <style:text-properties fo:font-size="10pt" officeooo:rsid="001fe661" officeooo:paragraph-rsid="001fe661" style:font-size-asian="10pt" style:font-size-complex="10pt"/>
    </style:style>
    <style:style style:name="P10" style:family="paragraph" style:parent-style-name="Table_20_Contents">
      <style:text-properties fo:font-size="10pt" officeooo:rsid="002015fd" officeooo:paragraph-rsid="002015fd" style:font-size-asian="10pt" style:font-size-complex="10pt"/>
    </style:style>
    <style:style style:name="P11" style:family="paragraph" style:parent-style-name="Table_20_Contents">
      <style:text-properties fo:font-size="10pt" officeooo:rsid="0020d13a" officeooo:paragraph-rsid="0020d13a" style:font-size-asian="10pt" style:font-size-complex="10pt"/>
    </style:style>
    <style:style style:name="P12" style:family="paragraph" style:parent-style-name="Table_20_Contents">
      <style:text-properties fo:font-size="10pt" officeooo:rsid="0024c977" officeooo:paragraph-rsid="0024c977" style:font-size-asian="10pt" style:font-size-complex="10pt"/>
    </style:style>
    <style:style style:name="P13" style:family="paragraph" style:parent-style-name="Table_20_Contents">
      <style:text-properties fo:font-size="10pt" officeooo:rsid="00259aa7" officeooo:paragraph-rsid="00259aa7" style:font-size-asian="10pt" style:font-size-complex="10pt"/>
    </style:style>
    <style:style style:name="P14" style:family="paragraph" style:parent-style-name="Table_20_Contents">
      <style:text-properties fo:font-size="10pt" officeooo:rsid="00271383" officeooo:paragraph-rsid="00271383" style:font-size-asian="10pt" style:font-size-complex="10pt"/>
    </style:style>
    <style:style style:name="P15" style:family="paragraph" style:parent-style-name="Table_20_Contents">
      <style:text-properties fo:font-size="10pt" officeooo:rsid="002d01e8" officeooo:paragraph-rsid="002d01e8" style:font-size-asian="10pt" style:font-size-complex="10pt"/>
    </style:style>
    <style:style style:name="P16" style:family="paragraph" style:parent-style-name="Table_20_Contents">
      <style:text-properties fo:font-size="10pt" officeooo:rsid="002ec49e" officeooo:paragraph-rsid="002ec49e" style:font-size-asian="10pt" style:font-size-complex="10pt"/>
    </style:style>
    <style:style style:name="P17" style:family="paragraph" style:parent-style-name="Table_20_Contents">
      <style:text-properties fo:font-size="10pt" officeooo:rsid="002ff565" officeooo:paragraph-rsid="002ff565" style:font-size-asian="10pt" style:font-size-complex="10pt"/>
    </style:style>
    <style:style style:name="P18" style:family="paragraph" style:parent-style-name="Table_20_Contents">
      <style:text-properties fo:font-size="10pt" officeooo:rsid="00318f08" officeooo:paragraph-rsid="00318f08" style:font-size-asian="10pt" style:font-size-complex="10pt"/>
    </style:style>
    <style:style style:name="P19" style:family="paragraph" style:parent-style-name="Table_20_Contents">
      <style:text-properties fo:font-size="10pt" officeooo:rsid="00321db7" officeooo:paragraph-rsid="00321db7" style:font-size-asian="10pt" style:font-size-complex="10pt"/>
    </style:style>
    <style:style style:name="P20" style:family="paragraph" style:parent-style-name="Table_20_Contents">
      <style:text-properties fo:font-size="10pt" officeooo:rsid="00330b39" officeooo:paragraph-rsid="00330b39" style:font-size-asian="10pt" style:font-size-complex="10pt"/>
    </style:style>
    <style:style style:name="P21" style:family="paragraph" style:parent-style-name="Table_20_Contents">
      <style:text-properties fo:font-size="10pt" officeooo:rsid="003337ae" officeooo:paragraph-rsid="003337ae" style:font-size-asian="10pt" style:font-size-complex="10pt"/>
    </style:style>
    <style:style style:name="P22" style:family="paragraph" style:parent-style-name="Table_20_Contents">
      <style:text-properties fo:font-size="10pt" officeooo:rsid="003501b7" officeooo:paragraph-rsid="003501b7" style:font-size-asian="10pt" style:font-size-complex="10pt"/>
    </style:style>
    <style:style style:name="P23" style:family="paragraph" style:parent-style-name="Table_20_Contents">
      <style:text-properties fo:font-size="10pt" officeooo:rsid="0038455e" officeooo:paragraph-rsid="0038455e" style:font-size-asian="10pt" style:font-size-complex="10pt"/>
    </style:style>
    <style:style style:name="P24" style:family="paragraph" style:parent-style-name="Table_20_Contents">
      <style:text-properties fo:font-size="10pt" officeooo:rsid="0039b14c" officeooo:paragraph-rsid="0039b14c" style:font-size-asian="10pt" style:font-size-complex="10pt"/>
    </style:style>
    <style:style style:name="P25" style:family="paragraph" style:parent-style-name="Table_20_Contents">
      <style:text-properties fo:font-size="10pt" officeooo:rsid="0039c5d8" officeooo:paragraph-rsid="0039c5d8" style:font-size-asian="10pt" style:font-size-complex="10pt"/>
    </style:style>
    <style:style style:name="P26" style:family="paragraph" style:parent-style-name="Table_20_Contents">
      <style:text-properties fo:font-size="10pt" officeooo:rsid="0011a789" officeooo:paragraph-rsid="0011a789" style:font-size-asian="10pt" style:font-size-complex="10pt"/>
    </style:style>
    <style:style style:name="P27" style:family="paragraph" style:parent-style-name="Table_20_Contents">
      <style:text-properties fo:font-size="10pt" officeooo:rsid="003cd9ff" officeooo:paragraph-rsid="003cd9ff" style:font-size-asian="10pt" style:font-size-complex="10pt"/>
    </style:style>
    <style:style style:name="P28" style:family="paragraph" style:parent-style-name="Table_20_Contents">
      <style:text-properties fo:font-size="10pt" officeooo:rsid="003df44e" officeooo:paragraph-rsid="003df44e" style:font-size-asian="10pt" style:font-size-complex="10pt"/>
    </style:style>
    <style:style style:name="P29" style:family="paragraph" style:parent-style-name="Table_20_Contents">
      <style:text-properties fo:font-size="10pt" officeooo:rsid="003e9275" officeooo:paragraph-rsid="003e9275" style:font-size-asian="10pt" style:font-size-complex="10pt"/>
    </style:style>
    <style:style style:name="P30" style:family="paragraph" style:parent-style-name="Table_20_Contents">
      <style:text-properties fo:font-size="10pt" officeooo:rsid="0040d545" officeooo:paragraph-rsid="0040d545" style:font-size-asian="10pt" style:font-size-complex="10pt"/>
    </style:style>
    <style:style style:name="P31" style:family="paragraph" style:parent-style-name="Table_20_Contents">
      <style:text-properties fo:font-size="10pt" officeooo:rsid="00411619" officeooo:paragraph-rsid="00411619" style:font-size-asian="10pt" style:font-size-complex="10pt"/>
    </style:style>
    <style:style style:name="P32" style:family="paragraph" style:parent-style-name="Table_20_Contents">
      <style:text-properties style:font-name="Open Sans Extrabold" fo:font-size="10pt" officeooo:rsid="000e3aac" officeooo:paragraph-rsid="000e3aac" style:font-size-asian="10pt" style:font-size-complex="10pt"/>
    </style:style>
    <style:style style:name="P33" style:family="paragraph" style:parent-style-name="Table_20_Contents">
      <style:text-properties style:font-name="Open Sans Extrabold" fo:font-size="10pt" officeooo:rsid="000ea960" officeooo:paragraph-rsid="000ea960" style:font-size-asian="10pt" style:font-size-complex="10pt"/>
    </style:style>
    <style:style style:name="P34" style:family="paragraph" style:parent-style-name="Table_20_Contents">
      <style:text-properties style:font-name="Open Sans Extrabold" fo:font-size="10pt" officeooo:rsid="0015bb54" officeooo:paragraph-rsid="0015bb54" style:font-size-asian="10pt" style:font-size-complex="10pt"/>
    </style:style>
    <style:style style:name="P35" style:family="paragraph" style:parent-style-name="Table_20_Contents">
      <style:text-properties style:font-name="Open Sans Extrabold" fo:font-size="10pt" officeooo:rsid="001ef698" officeooo:paragraph-rsid="001ef698" style:font-size-asian="10pt" style:font-size-complex="10pt"/>
    </style:style>
    <style:style style:name="P36" style:family="paragraph" style:parent-style-name="Table_20_Contents">
      <style:text-properties style:font-name="Open Sans Extrabold" fo:font-size="10pt" officeooo:rsid="00211c47" officeooo:paragraph-rsid="00211c47" style:font-size-asian="10pt" style:font-size-complex="10pt"/>
    </style:style>
    <style:style style:name="P37" style:family="paragraph" style:parent-style-name="Table_20_Contents">
      <style:text-properties style:font-name="Open Sans Extrabold" fo:font-size="10pt" officeooo:rsid="0023cf47" officeooo:paragraph-rsid="0023cf47" style:font-size-asian="10pt" style:font-size-complex="10pt"/>
    </style:style>
    <style:style style:name="P38" style:family="paragraph" style:parent-style-name="Table_20_Contents">
      <style:text-properties style:font-name="Open Sans Extrabold" fo:font-size="10pt" officeooo:rsid="0024c977" officeooo:paragraph-rsid="0024c977" style:font-size-asian="10pt" style:font-size-complex="10pt"/>
    </style:style>
    <style:style style:name="P39" style:family="paragraph" style:parent-style-name="Table_20_Contents">
      <style:text-properties style:font-name="Open Sans Extrabold" fo:font-size="10pt" officeooo:rsid="00254eac" officeooo:paragraph-rsid="00254eac" style:font-size-asian="10pt" style:font-size-complex="10pt"/>
    </style:style>
    <style:style style:name="P40" style:family="paragraph" style:parent-style-name="Table_20_Contents">
      <style:text-properties style:font-name="Open Sans Extrabold" fo:font-size="10pt" officeooo:rsid="0028c192" officeooo:paragraph-rsid="0028c192" style:font-size-asian="10pt" style:font-size-complex="10pt"/>
    </style:style>
    <style:style style:name="P41" style:family="paragraph" style:parent-style-name="Table_20_Contents">
      <style:text-properties style:font-name="Open Sans Extrabold" fo:font-size="10pt" officeooo:rsid="002a8c67" officeooo:paragraph-rsid="002a8c67" style:font-size-asian="10pt" style:font-size-complex="10pt"/>
    </style:style>
    <style:style style:name="P42" style:family="paragraph" style:parent-style-name="Table_20_Contents">
      <style:text-properties style:font-name="Open Sans Extrabold" fo:font-size="10pt" officeooo:rsid="002b347d" officeooo:paragraph-rsid="002b347d" style:font-size-asian="10pt" style:font-size-complex="10pt"/>
    </style:style>
    <style:style style:name="P43" style:family="paragraph" style:parent-style-name="Table_20_Contents">
      <style:text-properties style:font-name="Open Sans Extrabold" fo:font-size="10pt" officeooo:rsid="00321db7" officeooo:paragraph-rsid="00321db7" style:font-size-asian="10pt" style:font-size-complex="10pt"/>
    </style:style>
    <style:style style:name="P44" style:family="paragraph" style:parent-style-name="Table_20_Contents">
      <style:text-properties style:font-name="Open Sans Extrabold" fo:font-size="10pt" officeooo:rsid="00321db7" officeooo:paragraph-rsid="00328e5b" style:font-size-asian="10pt" style:font-size-complex="10pt"/>
    </style:style>
    <style:style style:name="P45" style:family="paragraph" style:parent-style-name="Table_20_Contents">
      <style:text-properties style:font-name="Open Sans Extrabold" fo:font-size="10pt" officeooo:rsid="003698dc" officeooo:paragraph-rsid="003698dc" style:font-size-asian="10pt" style:font-size-complex="10pt"/>
    </style:style>
    <style:style style:name="P46" style:family="paragraph" style:parent-style-name="Table_20_Heading">
      <style:text-properties fo:font-size="12pt" officeooo:rsid="000e3aac" officeooo:paragraph-rsid="000e3aac" style:font-size-asian="12pt" style:font-size-complex="12pt"/>
    </style:style>
    <style:style style:name="P47" style:family="paragraph" style:parent-style-name="Standard">
      <style:text-properties officeooo:rsid="000e1598" officeooo:paragraph-rsid="00412a3b"/>
    </style:style>
    <style:style style:name="P48" style:family="paragraph" style:parent-style-name="Standard">
      <style:paragraph-properties fo:text-align="center" style:justify-single-word="false"/>
      <style:text-properties officeooo:rsid="000e1598" officeooo:paragraph-rsid="00412a3b"/>
    </style:style>
    <style:style style:name="P49" style:family="paragraph" style:parent-style-name="Standard">
      <style:paragraph-properties fo:text-align="start" style:justify-single-word="false"/>
      <style:text-properties officeooo:rsid="000e1598" officeooo:paragraph-rsid="00412a3b"/>
    </style:style>
    <style:style style:name="P50" style:family="paragraph" style:parent-style-name="Title">
      <style:text-properties fo:font-size="22pt" officeooo:paragraph-rsid="004313c4" style:font-size-asian="22pt" style:font-size-complex="22pt"/>
    </style:style>
    <style:style style:name="T1" style:family="text">
      <style:text-properties officeooo:rsid="000e3a42"/>
    </style:style>
    <style:style style:name="T2" style:family="text">
      <style:text-properties officeooo:rsid="0014d645"/>
    </style:style>
    <style:style style:name="T3" style:family="text">
      <style:text-properties officeooo:rsid="00128bfd"/>
    </style:style>
    <style:style style:name="T4" style:family="text">
      <style:text-properties officeooo:rsid="00202d9e"/>
    </style:style>
    <style:style style:name="T5" style:family="text">
      <style:text-properties officeooo:rsid="00254ea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33b2d0"/>
    </style:style>
    <style:style style:name="T9" style:family="text">
      <style:text-properties officeooo:rsid="003928fe"/>
    </style:style>
    <style:style style:name="T10" style:family="text">
      <style:text-properties officeooo:rsid="0039b14c"/>
    </style:style>
    <style:style style:name="T11" style:family="text">
      <style:text-properties fo:color="#0000cc"/>
    </style:style>
    <style:style style:name="T12" style:family="text">
      <style:text-properties fo:font-weight="normal" style:font-weight-asian="normal" style:font-weight-complex="normal"/>
    </style:style>
    <style:style style:name="T13" style:family="text">
      <style:text-properties officeooo:rsid="00412a3b"/>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Linux services used <text:span text:style-name="T1">by</text:span> Desktop QE <text:span text:style-name="T2">team <text:s/>during software testing</text:span></text:p>
      <text:p text:style-name="P1"/>
      <text:p text:style-name="P48"><text:span text:style-name="T13">Last update: </text:span><text:span text:style-name="T13"><text:date style:data-style-name="N37" text:date-value="2016-03-31T15:48:29.482835792" text:fixed="true">03/31/16</text:date></text:span></text:p>
      <text:p text:style-name="P49"/>
      <text:p text:style-name="P47">Names of the services are taken from the system log /var/log/messages</text:p>
      <text:p text:style-name="P1"/>
      <table:table table:name="LinuxServicesT" table:style-name="LinuxServicesT">
        <table:table-column table:style-name="LinuxServicesT.A"/>
        <table:table-column table:style-name="LinuxServicesT.B"/>
        <table:table-header-rows>
          <table:table-row>
            <table:table-cell table:style-name="LinuxServicesT.A1" office:value-type="string">
              <text:p text:style-name="P46">Service name</text:p>
            </table:table-cell>
            <table:table-cell table:style-name="LinuxServicesT.B1" office:value-type="string">
              <text:p text:style-name="P46">Purpose</text:p>
            </table:table-cell>
          </table:table-row>
        </table:table-header-rows>
        <table:table-row>
          <table:table-cell table:style-name="LinuxServicesT.A2" office:value-type="string">
            <text:p text:style-name="P32">accounts-daemon</text:p>
          </table:table-cell>
          <table:table-cell table:style-name="LinuxServicesT.B2" office:value-type="string">
            <text:p text:style-name="P26">These accounts are intended to run specific software. You can restrict <text:span text:style-name="T10">them</text:span> in order to limit their access to the system. Also, these accounts can belong to unique groups in order to provide specific access to their files that normal users cannot access.</text:p>
            <text:p text:style-name="P26"/>
            <text:p text:style-name="P26">For example, the nobody account is used to perform the updatedb. The updatedb utility maintains the file database used by the locate command. The nobody account can only see into directories that have read access to "other". So if you were to set your /etc directory to root:users with drwxr-x--- permissions then the nobody account could not see into that directory. In that case you would break the ability of the nobody account to keep the file database up to date and your locate command would not be able to locate files in that directory.</text:p>
            <text:p text:style-name="P26"/>
            <text:p text:style-name="P26">The ftp account is intended to run ftp server software.</text:p>
            <text:p text:style-name="P26"/>
            <text:p text:style-name="P26">The www account is intended to run a web server. The files in the web server's directory can belong to this account. This could prevent normal users from altering these files directly. It also allows you to put the www files in a chroot jail. This prevents the www server from seeing the normal system files. So it works both ways for this account. You protect the normal system files from the www server and you protect the www files from normal users.</text:p>
            <text:p text:style-name="P26"/>
            <text:p text:style-name="P26">One security task is to delete those accounts that you don't need. That prevents a potential attacker from using these accounts, which may have no password or which may have been misconfigured to have a command shell. Normally these accounts do not have a normal shell. Their shell is either a binary to do a specific job such as ftpd or they have a binary that cannot be used to perform any work, such as /bin/false.</text:p>
          </table:table-cell>
        </table:table-row>
        <table:table-row>
          <table:table-cell table:style-name="LinuxServicesT.A2" office:value-type="string">
            <text:p text:style-name="P32">avahi-daemon</text:p>
          </table:table-cell>
          <table:table-cell table:style-name="LinuxServicesT.B2" office:value-type="string">
            <text:p text:style-name="P3">The Avahi mDNS/DNS-SD daemon implements Apple's Zeroconf architecture (also known as "Rendezvous" or "Bonjour"). The daemon registers local IP addresses and static services using mDNS/DNS-SD and provides two IPC APIs for local programs to make use of the mDNS record cache the avahi-daemon maintains. First there is the so called "simple protocol" which is used exclusively by avahi-dnsconfd (a daemon which configures unicast DNS servers using server info published via mDNS) and nss-mdns (a libc NSS plugin, providing name resolution via mDNS). Finally, there is the D-Bus interface which provides a rich object oriented interface to D-Bus enabled applications. </text:p>
          </table:table-cell>
        </table:table-row>
        <table:table-row>
          <table:table-cell table:style-name="LinuxServicesT.A2" office:value-type="string">
            <text:p text:style-name="P33">beah-beaker-backend</text:p>
          </table:table-cell>
          <table:table-cell table:style-name="LinuxServicesT.B2" office:value-type="string">
            <text:p text:style-name="P2"/>
          </table:table-cell>
        </table:table-row>
        <table:table-row>
          <table:table-cell table:style-name="LinuxServicesT.A2" office:value-type="string">
            <text:p text:style-name="P33">beah-srv</text:p>
          </table:table-cell>
          <table:table-cell table:style-name="LinuxServicesT.B2" office:value-type="string">
            <text:p text:style-name="P2"/>
          </table:table-cell>
        </table:table-row>
        <table:table-row>
          <table:table-cell table:style-name="LinuxServicesT.A2" office:value-type="string">
            <text:p text:style-name="P33">bluetoothd</text:p>
          </table:table-cell>
          <table:table-cell table:style-name="LinuxServicesT.B2" office:value-type="string">
            <text:p text:style-name="P2"><text:a xlink:type="simple" xlink:href="http://www.bluetooth.org/" text:style-name="Internet_20_link" text:visited-style-name="Visited_20_Internet_20_Link"><text:span text:style-name="T3">Bluetooth</text:span></text:a><text:span text:style-name="T3"> is a standard for the short-range wireless interconnection of cellular </text:span><text:soft-page-break/><text:span text:style-name="T3">phones, computers, and other electronic devices.</text:span></text:p>
            <text:p text:style-name="P4">You can find more info here: <text:a xlink:type="simple" xlink:href="https://wiki.archlinux.org/index.php/Bluetooth" text:style-name="Internet_20_link" text:visited-style-name="Visited_20_Internet_20_Link">Link</text:a>.</text:p>
          </table:table-cell>
        </table:table-row>
        <table:table-row>
          <table:table-cell table:style-name="LinuxServicesT.A2" office:value-type="string">
            <text:p text:style-name="P33">chronyd</text:p>
          </table:table-cell>
          <table:table-cell table:style-name="LinuxServicesT.B2" office:value-type="string">
            <text:p text:style-name="P5">chronyd is a daemon which runs in background on the system. It obtains measurements (e.g. via the network) of the system's offset relative to other systems, and adjusts the system time accordingly.</text:p>
            <text:p text:style-name="P5"/>
            <text:p text:style-name="P5">The user space daemon updates the system clock running in the kernel. The system clock can keep time by using various clock sources. Usually, the Time Stamp Counter (TSC) is used. The TSC is a CPU register which counts the number of cycles since it was last reset. It is very fast, has a high resolution, and there are no interrupts.</text:p>
            <text:p text:style-name="P6"/>
            <text:p text:style-name="P6">chronyd is usually started at boot-time and requires superuser privileges.</text:p>
          </table:table-cell>
        </table:table-row>
        <table:table-row>
          <table:table-cell table:style-name="LinuxServicesT.A2" office:value-type="string">
            <text:p text:style-name="P34">colord</text:p>
          </table:table-cell>
          <table:table-cell table:style-name="LinuxServicesT.B2" office:value-type="string">
            <text:p text:style-name="P7">Colord is a system activated daemon that maps devices to color profiles. It is used by GNOME Color Manager for system integration and use when there are no users logged in.</text:p>
            <text:p text:style-name="P7"/>
            <text:p text:style-name="P7">More info about Linux color management here: <text:a xlink:type="simple" xlink:href="https://en.wikipedia.org/wiki/Linux_color_management" text:style-name="Internet_20_link" text:visited-style-name="Visited_20_Internet_20_Link">Link</text:a>.</text:p>
          </table:table-cell>
        </table:table-row>
        <table:table-row>
          <table:table-cell table:style-name="LinuxServicesT.A2" office:value-type="string">
            <text:p text:style-name="P35">dbus</text:p>
          </table:table-cell>
          <table:table-cell table:style-name="LinuxServicesT.B2" office:value-type="string">
            <text:p text:style-name="P8">D-Bus is a message bus system that provides an easy way for inter-process communication. It consists of a daemon, which can be run both system-wide and for each user session, and a set of libraries to allow applications to use D-Bus.</text:p>
            <text:p text:style-name="P9">D-Bus is enabled automatically when using systemd because dbus is a dependency of systemd. </text:p>
            <text:p text:style-name="P10">For more details see documentation: <text:a xlink:type="simple" xlink:href="https://www.freedesktop.org/wiki/Software/dbus/" text:style-name="Internet_20_link" text:visited-style-name="Visited_20_Internet_20_Link">Link</text:a> <text:span text:style-name="T4">and </text:span><text:a xlink:type="simple" xlink:href="https://dbus.freedesktop.org/doc/dbus-tutorial.html" text:style-name="Internet_20_link" text:visited-style-name="Visited_20_Internet_20_Link"><text:span text:style-name="T4">Link2</text:span></text:a>.</text:p>
          </table:table-cell>
        </table:table-row>
        <table:table-row>
          <table:table-cell table:style-name="LinuxServicesT.A2" office:value-type="string">
            <text:p text:style-name="P36">dbus-daemon</text:p>
          </table:table-cell>
          <table:table-cell table:style-name="LinuxServicesT.B2" office:value-type="string">
            <text:p text:style-name="P11">dbus-daemon is the D-Bus message bus daemon. D-Bus is first a library that provides one-to-one communication between any two applications; dbus-daemon is an application that uses this library to implement a message bus daemon. Multiple programs connect to the message bus daemon and can exchange messages with one another.</text:p>
          </table:table-cell>
        </table:table-row>
        <table:table-row>
          <table:table-cell table:style-name="LinuxServicesT.A2" office:value-type="string">
            <text:p text:style-name="P37">dhclient</text:p>
          </table:table-cell>
          <table:table-cell table:style-name="LinuxServicesT.B2" office:value-type="string">
            <text:p text:style-name="P12"><text:span text:style-name="T5">T</text:span>he Internet Systems Consortium DHCP Client, dhclient, provides a means for configuring one or more network interfaces using the Dynamic Host Configuration Protocol, BOOTP protocol, or if these protocols fail, by statically assigning an address. </text:p>
          </table:table-cell>
        </table:table-row>
        <table:table-row>
          <table:table-cell table:style-name="LinuxServicesT.A2" office:value-type="string">
            <text:p text:style-name="P38">dnsmasq</text:p>
          </table:table-cell>
          <table:table-cell table:style-name="LinuxServicesT.B2" office:value-type="string">
            <text:p text:style-name="P13">dnsmasq provides services as a DNS cacher and a DHCP server. It can cache DNS queries to improve connection speeds to previously visited sites, and as a DHCP server dnsmasq can be used to provide internal IP addresses and routes to computers on a LAN. Either or both of these services can be implemented. dnsmasq is considered to be lightweight and easy to configure; it is designed for personal computer use or for use on a network with less than 50 computers. It also comes with a PXE server. </text:p>
          </table:table-cell>
        </table:table-row>
        <table:table-row>
          <table:table-cell table:style-name="LinuxServicesT.A2" office:value-type="string">
            <text:p text:style-name="P39">gdm</text:p>
          </table:table-cell>
          <table:table-cell table:style-name="LinuxServicesT.B2" office:value-type="string">
            <text:p text:style-name="P14">The GNOME Display Manager (GDM) is a program that manages graphical display servers and handles graphical user logins. Display managers provide X Window System users with a graphical login prompt. </text:p>
          </table:table-cell>
        </table:table-row>
        <table:table-row>
          <table:table-cell table:style-name="LinuxServicesT.A2" office:value-type="string">
            <text:p text:style-name="P40">gnome-keyring-daemon</text:p>
          </table:table-cell>
          <table:table-cell table:style-name="LinuxServicesT.B2" office:value-type="string">
            <text:p text:style-name="P15">Gnome Keyring is "a collection of components in GNOME that store secrets, passwords, keys, certificates and make them available to applications." </text:p>
            <text:p text:style-name="P15">More info here: <text:a xlink:type="simple" xlink:href="https://wiki.archlinux.org/index.php/GNOME/Keyring" text:style-name="Internet_20_link" text:visited-style-name="Visited_20_Internet_20_Link">Link</text:a>.</text:p>
          </table:table-cell>
        </table:table-row>
        <table:table-row>
          <table:table-cell table:style-name="LinuxServicesT.A2" office:value-type="string">
            <text:p text:style-name="P40">gnome-session</text:p>
          </table:table-cell>
          <table:table-cell table:style-name="LinuxServicesT.B2" office:value-type="string">
            <text:p text:style-name="P16">The gnome-session program starts up the GNOME desktop environment. This command <text:s/>is <text:s/>typically executed by your login manager (either gdm, xdm, or from your X <text:s/>startup <text:s/>scripts). <text:s/>It <text:s/>will <text:s/>load <text:s/>either <text:s/>your <text:s/>saved session, <text:s/>or <text:s/>it will provide a default session for the user as defined by the system administrator (or the default GNOME installation on <text:s/>your system).</text:p>
          </table:table-cell>
        </table:table-row>
        <text:soft-page-break/>
        <table:table-row>
          <table:table-cell table:style-name="LinuxServicesT.A2" office:value-type="string">
            <text:p text:style-name="P40">gnome-shell</text:p>
          </table:table-cell>
          <table:table-cell table:style-name="LinuxServicesT.B2" office:value-type="string">
            <text:p text:style-name="P17">GNOME Shell is the graphical shell of the GNOME desktop environment starting with version 3. It provides basic functionality like launching applications, switching between windows and is also a widget engine.</text:p>
            <text:p text:style-name="P17">Documentation is here: <text:a xlink:type="simple" xlink:href="https://wiki.gnome.org/Projects/GnomeShell" text:style-name="Internet_20_link" text:visited-style-name="Visited_20_Internet_20_Link">Link</text:a>.</text:p>
          </table:table-cell>
        </table:table-row>
        <table:table-row>
          <table:table-cell table:style-name="LinuxServicesT.A2" office:value-type="string">
            <text:p text:style-name="P41">journal</text:p>
          </table:table-cell>
          <table:table-cell table:style-name="LinuxServicesT.B2" office:value-type="string">
            <text:p text:style-name="P18">The Journal is a component of systemd that is responsible for viewing and management of log files. It can be used in parallel, or in place of a traditional syslog daemon, such as rsyslogd. The Journal was developed to address problems connected with traditional logging. It is closely integrated with the rest of the system, supports various logging technologies and access management for the log files. </text:p>
          </table:table-cell>
        </table:table-row>
        <table:table-row>
          <table:table-cell table:style-name="LinuxServicesT.A2" office:value-type="string">
            <text:p text:style-name="P42">NetworkManager</text:p>
          </table:table-cell>
          <table:table-cell table:style-name="LinuxServicesT.B2" office:value-type="string">
            <text:p text:style-name="P18">NetworkManager is a dynamic network control and configuration system that attempts to keep network devices and connections up and active when they are available. NetworkManager consists of a core daemon, a GNOME Notification Area applet that provides network status information, and graphical configuration tools that can create, edit and remove connections and interfaces. NetworkManager can be used to configure the following types of connections: Ethernet, wireless, mobile broadband (such as cellular 3G), and DSL and PPPoE (Point-to-Point over Ethernet). In addition, NetworkManager allows for the configuration of network aliases, static routes, DNS information and VPN connections, as well as many connection-specific parameters. Finally, NetworkManager provides a rich API via D-Bus which allows applications to query and control network configuration and state.</text:p>
            <text:p text:style-name="P19">More info here: <text:a xlink:type="simple" xlink:href="https://access.redhat.com/documentation/en-US/Red_Hat_Enterprise_Linux/6/html/Deployment_Guide/ch-NetworkManager.html" text:style-name="Internet_20_link" text:visited-style-name="Visited_20_Internet_20_Link">Link</text:a>.</text:p>
          </table:table-cell>
        </table:table-row>
        <table:table-row>
          <table:table-cell table:style-name="LinuxServicesT.A2" office:value-type="string">
            <text:p text:style-name="P43">nm-dispatcher</text:p>
          </table:table-cell>
          <table:table-cell table:style-name="LinuxServicesT.B2" office:value-type="string">
            <text:p text:style-name="P19">There are quite a few network services that you will not want running until NetworkManager brings up an interface. Good examples are NTPd and network filesystem mounts of various types (e.g. netfs). NetworkManager has the ability to start these services when you connect to a network and stop them when you disconnect. To activate the feature you need to start the NetworkManager-dispatcher.service. </text:p>
            <text:p text:style-name="P19">Additional info here: <text:a xlink:type="simple" xlink:href="https://wiki.archlinux.org/index.php/NetworkManager#Network_services_with_NetworkManager_dispatcher" text:style-name="Internet_20_link" text:visited-style-name="Visited_20_Internet_20_Link">Link</text:a>.</text:p>
          </table:table-cell>
        </table:table-row>
        <table:table-row>
          <table:table-cell table:style-name="LinuxServicesT.A2" office:value-type="string">
            <text:p text:style-name="P44">ntpd</text:p>
          </table:table-cell>
          <table:table-cell table:style-name="LinuxServicesT.B2" office:value-type="string">
            <text:p text:style-name="P20">Network Time Protocol is the most common method to synchronize the software clock of a GNU/Linux system with internet time servers. It is designed to mitigate the effects of variable network latency and can usually maintain time to within tens of milliseconds over the public Internet. The accuracy on local area networks is even better, up to one millisecond. </text:p>
            <text:p text:style-name="P21"><text:span text:style-name="T8">B</text:span>y default, <text:span text:style-name="T6">ntpd</text:span> works in client mode without further configuration.</text:p>
            <text:p text:style-name="P22">Detailed documentation here: <text:a xlink:type="simple" xlink:href="http://perdues.com/doc/ntp.html" text:style-name="Internet_20_link" text:visited-style-name="Visited_20_Internet_20_Link">Link</text:a>.</text:p>
          </table:table-cell>
        </table:table-row>
        <table:table-row>
          <table:table-cell table:style-name="LinuxServicesT.A2" office:value-type="string">
            <text:p text:style-name="P45">NTP servers</text:p>
            <text:p text:style-name="P45">ntpd &lt;=&gt; chronyd</text:p>
          </table:table-cell>
          <table:table-cell table:style-name="LinuxServicesT.B2" office:value-type="string">
            <text:p text:style-name="P23">Differences <text:span text:style-name="T9">b</text:span>etween ntpd and chronyd can be seen here: <text:a xlink:type="simple" xlink:href="https://access.redhat.com/documentation/en-US/Red_Hat_Enterprise_Linux/7/html/System_Administrators_Guide/ch-Configuring_NTP_Using_the_chrony_Suite.html#sect-differences_between_ntpd_and_chronyd" text:style-name="Internet_20_link" text:visited-style-name="Visited_20_Internet_20_Link">Link</text:a>.</text:p>
          </table:table-cell>
        </table:table-row>
        <table:table-row>
          <table:table-cell table:style-name="LinuxServicesT.A2" office:value-type="string">
            <text:p text:style-name="P44">obexd</text:p>
          </table:table-cell>
          <table:table-cell table:style-name="LinuxServicesT.B2" office:value-type="string">
            <text:p text:style-name="P24">OBEX (abbreviation of OBject EXchange) is a communication protocol that enables the exchange of binary objects between devices. Although OBEX is similar in design and function to HTTP, in that a client uses a reliable transport to connect to a server and may then request or provide objects, it does differ in many important respects:</text:p>
            <text:p text:style-name="P24"/>
            <text:p text:style-name="P24"><text:span text:style-name="T7">Transports</text:span>: HTTP is normally layered above a TCP/IP port. In <text:span text:style-name="T11">Bluetooth</text:span>, OBEX is implemented above a Baseband/Link Manager/L2CAP /RFComm stack. Other "bindings" of OBEX are also possible.</text:p>
            <text:p text:style-name="P24"/>
            <text:p text:style-name="P24"><text:span text:style-name="T7">Binary transmissions</text:span>: HTTP uses human-readable text, but OBEX uses binary-formatted type-length-value triplets called "Headers" to exchange information about a request or an object. These are much easier to parse by devices with limited resources.</text:p>
            <text:p text:style-name="P24"><text:soft-page-break/></text:p>
            <text:p text:style-name="P24"><text:span text:style-name="T7">Session support</text:span>: HTTP transactions are inherently stateless; generally an HTTP client opens a connection, makes a single request, receives its response, and closes the connection. In OBEX, a single transport connection may carry many related operations. In fact, recent additions to the OBEX specification allow an abruptly closed transaction to be resumed with all state information intact.</text:p>
            <text:p text:style-name="P25">How to use OBEX can be seen here: <text:a xlink:type="simple" xlink:href="http://www.stlinux.com/kernel/bluetooth/how-to-use-OBEX" text:style-name="Internet_20_link" text:visited-style-name="Visited_20_Internet_20_Link">Link</text:a>.</text:p>
          </table:table-cell>
        </table:table-row>
        <table:table-row>
          <table:table-cell table:style-name="LinuxServicesT.A2" office:value-type="string">
            <text:p text:style-name="P44">rhsmd</text:p>
          </table:table-cell>
          <table:table-cell table:style-name="LinuxServicesT.B2" office:value-type="string">
            <text:p text:style-name="P27">Red Hat Subscription Manager service</text:p>
          </table:table-cell>
        </table:table-row>
        <table:table-row>
          <table:table-cell table:style-name="LinuxServicesT.A2" office:value-type="string">
            <text:p text:style-name="P44">systemd</text:p>
          </table:table-cell>
          <table:table-cell table:style-name="LinuxServicesT.B2" office:value-type="string">
            <text:p text:style-name="P28">Systemd is a system and service manager for Linux operating systems. It is designed to be backwards compatible with SysV init scripts, and provides a number of features such as parallel startup of system services at boot time, on-demand activation of daemons, support for system state snapshots, or dependency-based service control logic. In Red Hat Enterprise Linux 7, systemd replaces Upstart as the default init system.</text:p>
            <text:p text:style-name="P29">If you would like to see the main features of <text:span text:style-name="T12">systemd</text:span>, see here: <text:a xlink:type="simple" xlink:href="https://access.redhat.com/documentation/en-US/Red_Hat_Enterprise_Linux/7/html/System_Administrators_Guide/chap-Managing_Services_with_systemd.html#sect-Managing_Services_with_systemd-Introduction-Features" text:style-name="Internet_20_link" text:visited-style-name="Visited_20_Internet_20_Link">Link</text:a>.</text:p>
          </table:table-cell>
        </table:table-row>
        <table:table-row>
          <table:table-cell table:style-name="LinuxServicesT.A2" office:value-type="string">
            <text:p text:style-name="P44">udisksd</text:p>
          </table:table-cell>
          <table:table-cell table:style-name="LinuxServicesT.B2" office:value-type="string">
            <text:p text:style-name="P30">Udisks provides a daemon udisksd, that implements D-Bus interfaces used to query and manipulate storage devices, and a command-line tool udisksctl, used to query and use the daemon.</text:p>
            <text:p text:style-name="P31">You can read more here: <text:a xlink:type="simple" xlink:href="https://wiki.archlinux.org/index.php/Udisks" text:style-name="Internet_20_link" text:visited-style-name="Visited_20_Internet_20_Link">Link</text: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Open Sans Extrabold" svg:font-family="'Open Sans Extrabol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Untitled1" style:family="paragraph" style:parent-style-name="Signature" style:class="extra">
      <style:text-properties style:font-name="Courier 10 Pitch" fo:font-family="'Courier 10 Pitch'" style:font-style-name="Regular" style:font-pitch="fixed" fo:font-size="10pt" style:font-size-asian="10.5pt" style:font-weight-asian="normal"/>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3-31T12:38:26.590839157</meta:creation-date>
    <dc:date>2016-03-31T16:00:41.722041104</dc:date>
    <dc:creator>Pavlin Georgiev</dc:creator>
    <meta:editing-duration>PT2H59M45S</meta:editing-duration>
    <meta:editing-cycles>63</meta:editing-cycles>
    <meta:generator>LibreOffice/4.3.7.2$Linux_X86_64 LibreOffice_project/430$Build-2</meta:generator>
    <meta:document-statistic meta:table-count="1" meta:image-count="0" meta:object-count="0" meta:page-count="4" meta:paragraph-count="74" meta:word-count="1652" meta:character-count="10377" meta:non-whitespace-character-count="8776"/>
  </office:meta>
</office:document-meta>
</file>